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Bienvenue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Présentation application web EasyCab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Présentation de soi</text:p>
              </text:list-item>
              <text:list-item>
                <text:p>Présentation de l’entreprise</text:p>
              </text:list-item>
              <text:list-item>
                <text:p>Présentation du proj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15:52:54.001000000</meta:creation-date>
    <meta:editing-duration>PT2M20S</meta:editing-duration>
    <meta:editing-cycles>2</meta:editing-cycles>
    <meta:generator>LibreOffice/5.3.6.1$Windows_x86 LibreOffice_project/686f202eff87ef707079aeb7f485847613344eb7</meta:generator>
    <dc:date>2017-10-16T15:55:13.999000000</dc:date>
    <meta:document-statistic meta:object-count="5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